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8.27mm"/>
    </style:style>
    <style:style style:name="co3" style:family="table-column">
      <style:table-column-properties fo:break-before="auto" style:column-width="78.88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30.73mm"/>
    </style:style>
    <style:style style:name="co6" style:family="table-column">
      <style:table-column-properties fo:break-before="auto" style:column-width="27.23mm"/>
    </style:style>
    <style:style style:name="co7" style:family="table-column">
      <style:table-column-properties fo:break-before="auto" style:column-width="25.49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2.2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3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fbc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fb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add58a" fo:border="0.06pt solid 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add58a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transparent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9c765" fo:border="0.06pt solid #000000"/>
    </style:style>
    <style:style style:name="T1" style:family="text">
      <style:text-properties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timization vva_cliff_detec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7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Optimization vva_cliff_detector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Topics used before sync</text:p>
          </table:table-cell>
          <table:table-cell table:style-name="ce2" office:value-type="string" calcext:value-type="string">
            <text:p>Kinect tilt (degrees)</text:p>
          </table:table-cell>
          <table:table-cell table:style-name="ce2" office:value-type="string" calcext:value-type="string">
            <text:p>Configured sensor_tilt_angle (degrees)</text:p>
          </table:table-cell>
          <table:table-cell table:style-name="ce2" office:value-type="string" calcext:value-type="string">
            <text:p>cam_model_update</text:p>
          </table:table-cell>
          <table:table-cell table:style-name="ce2" office:value-type="string" calcext:value-type="string">
            <text:p>block_points_thresh (px)</text:p>
          </table:table-cell>
          <table:table-cell table:style-name="ce2" office:value-type="string" calcext:value-type="string">
            <text:p>ground_margin (meters)</text:p>
          </table:table-cell>
          <table:table-cell table:style-name="ce2" office:value-type="string" calcext:value-type="string">
            <text:p>Test on stairs <text:s/>(should show points)</text:p>
          </table:table-cell>
          <table:table-cell table:style-name="ce2" office:value-type="string" calcext:value-type="string">
            <text:p>Test on flat floor artificial light (shouldn’t show points)</text:p>
          </table:table-cell>
          <table:table-cell table:style-name="ce2" office:value-type="string" calcext:value-type="string">
            <text:p>Test on flat floor <text:s/>against the light</text:p>
          </table:table-cell>
          <table:table-cell table:style-name="Default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0.1" calcext:value-type="float">
            <text:p>0,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0.2" calcext:value-type="float">
            <text:p>0,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/camera/depth_registered/image</text:p>
            <text:p><text:span text:style-name="T1">/camera/depth_registered/camera_info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Depth image has unsupported encoding: 32FC1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/camera/depth_registered/hw_registered/image_rect</text:p>
            <text:p><text:span text:style-name="T1">/camera/depth_registered/camera_info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string" calcext:value-type="string">
            <text:p>ERROR</text:p>
          </table:table-cell>
          <table:table-cell/>
          <table:table-cell office:value-type="string" calcext:value-type="string">
            <text:p>Depth image has unsupported encoding: 32FC1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/camera/depth_registered/hw_registered/image_rect_raw</text:p>
            <text:p><text:span text:style-name="T1">/camera/depth_registered/camera_info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5" calcext:value-type="float">
            <text:p>0,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In flat floor still shows 2 points but far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7" calcext:value-type="float">
            <text:p>0,7</text:p>
          </table:table-cell>
          <table:table-cell table:number-columns-repeated="2" table:style-name="ce8" office:value-type="string" calcext:value-type="string">
            <text:p>OK</text:p>
          </table:table-cell>
          <table:table-cell/>
          <table:table-cell office:value-type="string" calcext:value-type="string">
            <text:p>In flat floor still shows some points but far from the vehicle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5" office:value-type="float" office:value="-10" calcext:value-type="float">
            <text:p>-1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.7" calcext:value-type="float">
            <text:p>0,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10" calcext:value-type="float">
            <text:p>-1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5" calcext:value-type="float">
            <text:p>0,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10" calcext:value-type="float">
            <text:p>-1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10" calcext:value-type="float">
            <text:p>-10</text:p>
          </table:table-cell>
          <table:table-cell office:value-type="string" calcext:value-type="string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,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10" calcext:value-type="float">
            <text:p>-10</text:p>
          </table:table-cell>
          <table:table-cell table:style-name="ce5" office:value-type="string" calcext:value-type="string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,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5" office:value-type="float" office:value="-5" calcext:value-type="float">
            <text:p>-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table:style-name="ce8" office:value-type="string" calcext:value-type="string">
            <text:p>OK</text:p>
          </table:table-cell>
          <table:table-cell/>
          <table:table-cell office:value-type="string" calcext:value-type="string">
            <text:p>Works well, it maybe needs a bit more sensitivity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5" calcext:value-type="float">
            <text:p>-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2" table:style-name="ce8" office:value-type="string" calcext:value-type="string">
            <text:p>OK</text:p>
          </table:table-cell>
          <table:table-cell/>
          <table:table-cell table:style-name="ce19" office:value-type="string" calcext:value-type="string">
            <text:p>Works well, best option found so far (2020-05-24)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5" calcext:value-type="float">
            <text:p>-5</text:p>
          </table:table-cell>
          <table:table-cell office:value-type="string" calcext:value-type="string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01" calcext:value-type="float">
            <text:p>0,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-5" calcext:value-type="float">
            <text:p>-5</text:p>
          </table:table-cell>
          <table:table-cell office:value-type="string" calcext:value-type="string">
            <text:p>true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,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/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"/>
          <table:table-cell table:number-columns-repeated="9"/>
        </table:table-row>
      </table:table>
      <table:table table:name="Optimization laserscan_kine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2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6" table:default-cell-style-name="ce22"/>
        <table:table-column table:style-name="co8" table:default-cell-style-name="ce22"/>
        <table:table-column table:style-name="co9" table:default-cell-style-name="ce1"/>
        <table:table-column table:style-name="co10" table:default-cell-style-name="ce17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string" calcext:value-type="string">
            <text:p>Optimization laserscan_kinect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2"/>
        </table:table-row>
        <table:table-row table:style-name="ro4">
          <table:table-cell/>
          <table:table-cell table:style-name="Default"/>
          <table:table-cell table:style-name="ce2" office:value-type="string" calcext:value-type="string">
            <text:p>Topics used before sync</text:p>
          </table:table-cell>
          <table:table-cell table:style-name="ce2" office:value-type="string" calcext:value-type="string">
            <text:p>Kinect tilt (degrees)</text:p>
          </table:table-cell>
          <table:table-cell table:style-name="ce2" office:value-type="string" calcext:value-type="string">
            <text:p>Configured sensor_tilt_angle (degrees)</text:p>
          </table:table-cell>
          <table:table-cell table:style-name="ce2" office:value-type="string" calcext:value-type="string">
            <text:p>cam_model_update</text:p>
          </table:table-cell>
          <table:table-cell table:style-name="ce2" office:value-type="string" calcext:value-type="string">
            <text:p>ground_remove_en</text:p>
          </table:table-cell>
          <table:table-cell table:style-name="ce2" office:value-type="string" calcext:value-type="string">
            <text:p>ground_margin (meters)</text:p>
          </table:table-cell>
          <table:table-cell table:style-name="ce2" office:value-type="string" calcext:value-type="string">
            <text:p>tilt_compensation_en</text:p>
          </table:table-cell>
          <table:table-cell table:style-name="ce2" office:value-type="string" calcext:value-type="string">
            <text:p>Test with low obstacle <text:s/>(should detect)</text:p>
          </table:table-cell>
          <table:table-cell table:style-name="ce2" office:value-type="string" calcext:value-type="string">
            <text:p>Test on flat floor artificial light (shouldn’t detect)</text:p>
          </table:table-cell>
          <table:table-cell table:style-name="ce2" office:value-type="string" calcext:value-type="string">
            <text:p>Test on flat floor <text:s/>against the light</text:p>
          </table:table-cell>
          <table:table-cell table:style-name="Default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" calcext:value-type="float">
            <text:p>0,01</text:p>
          </table:table-cell>
          <table:table-cell table:style-name="ce5" office:value-type="string" calcext:value-type="string">
            <text:p>fal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  <table:table-cell table:style-name="ce5" office:value-type="float" office:value="0.05" calcext:value-type="float">
            <text:p>0,05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  <table:table-cell table:style-name="ce5" office:value-type="float" office:value="50" calcext:value-type="float">
            <text:p>50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style-name="ce5" office:value-type="float" office:value="0.1" calcext:value-type="float">
            <text:p>0,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true</text:p>
          </table:table-cell>
          <table:table-cell table:number-columns-repeated="2" table:style-name="ce24" office:value-type="string" calcext:value-type="string">
            <text:p>OK</text:p>
          </table:table-cell>
          <table:table-cell/>
          <table:table-cell office:value-type="string" calcext:value-type="string">
            <text:p>The small obstacle must be 1 meter away from the vehicle.</text:p>
            <text:p>The tilt angle is not the same as the optimum one for the cliff_detector</text:p>
          </table:table-cell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/camera/depth_registered/image_raw</text:p>
            <text:p>/camera/depth_registered/camera_inf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style-name="ce6" office:value-type="float" office:value="0.4" calcext:value-type="float">
            <text:p>0,4</text:p>
          </table:table-cell>
          <table:table-cell table:style-name="ce5" office:value-type="string" calcext:value-type="string">
            <text:p>false</text:p>
          </table:table-cell>
          <table:table-cell table:number-columns-repeated="2" table:style-name="ce24" office:value-type="string" calcext:value-type="string">
            <text:p>OK</text:p>
          </table:table-cell>
          <table:table-cell/>
          <table:table-cell office:value-type="string" calcext:value-type="string">
            <text:p>It seems the tilt compensation doesn’t do anything</text:p>
          </table:table-cell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/camera/depth_registered/hw_registered/image_rect_raw</text:p>
            <text:p>/camera/depth_registered/camera_info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20" office:value-type="string" calcext:value-type="string">
            <text:p>/camera/depth_registered/hw_registered/image_rect_raw</text:p>
            <text:p>/camera/depth_registered/camera_info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  <table:table-cell table:style-name="ce5" office:value-type="float" office:value="0.4" calcext:value-type="float">
            <text:p>0,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number-columns-repeated="4"/>
          <table:table-cell table:style-name="ce23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23" table:number-columns-repeated="2"/>
          <table:table-cell table:style-name="ce22"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style-name="ce6" table:number-columns-repeated="2"/>
          <table:table-cell table:style-name="ce22"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style-name="ce6" table:number-columns-repeated="2"/>
          <table:table-cell table:style-name="ce22"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6" table:number-columns-repeated="2"/>
          <table:table-cell table:style-name="ce22"/>
          <table:table-cell table:style-name="ce23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style-name="ce6" table:number-columns-repeated="2"/>
          <table:table-cell table:style-name="ce23"/>
          <table:table-cell table:style-name="ce6" table:number-columns-repeated="3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style-name="ce23" table:number-columns-repeated="2"/>
          <table:table-cell table:style-name="ce22" table:number-columns-repeated="4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6" table:number-columns-repeated="2"/>
          <table:table-cell table:style-name="ce22"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style-name="ce6" table:number-columns-repeated="2"/>
          <table:table-cell table:style-name="ce22"/>
          <table:table-cell table:style-name="ce23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style-name="ce6" table:number-columns-repeated="2"/>
          <table:table-cell table:style-name="ce22"/>
          <table:table-cell table:style-name="ce23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8:06:45.8869003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7:06:41.530759419</meta:creation-date>
    <meta:generator>LibreOffice/6.0.7.3$Linux_X86_64 LibreOffice_project/00m0$Build-3</meta:generator>
    <dc:date>2020-05-25T09:18:00.813232410</dc:date>
    <meta:editing-duration>PT2H41M42S</meta:editing-duration>
    <meta:editing-cycles>59</meta:editing-cycles>
    <meta:document-statistic meta:table-count="2" meta:cell-count="335" meta:object-count="0"/>
  </office:meta>
</office:document-meta>
</file>